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outube.com/watch?v=G8KJWONEeGo&amp;feature=emb_title" text:style-name="Internet_20_link" text:visited-style-name="Visited_20_Internet_20_Link">https://www.youtube.com/watch?v=G8KJWONEeGo&amp;feature=emb_title</text:a></text:p>
      <text:p text:style-name="Standard"/>
      <text:p text:style-name="Standard"/>
      <text:p text:style-name="Standard"><text:a xlink:type="simple" xlink:href="https://arrow.tudublin.ie/cgi/viewcontent.cgi?article=1204&amp;context=itbj" text:style-name="Internet_20_link" text:visited-style-name="Visited_20_Internet_20_Link">https://arrow.tudublin.ie/cgi/viewcontent.cgi?article=1204&amp;context=itbj</text:a></text:p>
      <text:p text:style-name="Standard"/>
      <text:p text:style-name="Standard"/>
      <text:p text:style-name="Standard"/>
      <text:p text:style-name="P2">Models &amp; Assets</text:p>
      <text:p text:style-name="P2"/>
      <text:p text:style-name="P3">https://www.kenney.nl/assets/animated-charact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EW BROWN</meta:initial-creator>
    <meta:editing-cycles>4</meta:editing-cycles>
    <meta:creation-date>2020-03-06T13:36:00</meta:creation-date>
    <dc:date>2020-03-07T18:41:20.23</dc:date>
    <meta:editing-duration>PT18S</meta:editing-duration>
    <meta:generator>OpenOffice/4.1.5$Win32 OpenOffice.org_project/415m1$Build-9789</meta:generator>
    <meta:document-statistic meta:table-count="0" meta:image-count="0" meta:object-count="0" meta:page-count="1" meta:paragraph-count="4" meta:word-count="6" meta:character-count="1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